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1cm" svg:stroke-color="#000000" draw:marker-start-width="0.5cm" draw:marker-end-width="0.5cm" draw:fill-color="#808080" draw:textarea-horizontal-align="justify" draw:textarea-vertical-align="middle" draw:auto-grow-height="false" fo:min-height="0.876cm" fo:min-width="0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0.554cm" fo:min-width="7.503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0.654cm" fo:min-width="7.604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1.6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4.20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3.173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style:font-name="DejaVu Sans" fo:font-size="18pt" style:font-size-asian="18pt" style:font-size-complex="18pt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loext:graphic-properties draw:fill="none" draw:fill-color="#ffffff"/>
      <style:paragraph-properties fo:text-align="center">
        <style:tab-stops/>
      </style:paragraph-properties>
      <style:text-properties fo:font-size="14pt" fo:font-style="italic"/>
    </style:style>
    <style:style style:name="P7" style:family="paragraph">
      <loext:graphic-properties draw:fill-color="#ffffff"/>
    </style:style>
    <style:style style:name="T1" style:family="text">
      <style:text-properties fo:font-size="14pt" fo:font-style="italic"/>
    </style:style>
    <style:style style:name="T2" style:family="text">
      <style:text-properties fo:font-size="14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cm" svg:height="1.401cm" svg:x="0.818cm" svg:y="1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cm" svg:height="1.401cm" svg:x="6.617cm" svg:y="1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cm" svg:height="1.401cm" svg:x="0.819cm" svg:y="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cm" svg:height="1.401cm" svg:x="6.618cm" svg:y="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cm" svg:height="1.401cm" svg:x="0.819cm" svg:y="5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cm" svg:height="1.401cm" svg:x="6.618cm" svg:y="5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cm" svg:height="1.401cm" svg:x="0.819cm" svg:y="8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cm" svg:height="1.401cm" svg:x="6.618cm" svg:y="8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8.199cm" svg:height="1cm" svg:x="0.101cm" svg:y="2.502cm">
          <text:p text:style-name="P2">Abstract syntax tre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8.199cm" svg:height="1cm" svg:x="0.1cm" svg:y="4.9cm">
          <text:p text:style-name="P2">Abstract syntax tre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8.199cm" svg:height="1cm" svg:x="0.1cm" svg:y="7.3cm">
          <text:p text:style-name="P2">Abstract syntax tre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8.199cm" svg:height="1cm" svg:x="0.1cm" svg:y="9.7cm">
          <text:p text:style-name="P2">C++ source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8.2cm" svg:height="1cm" svg:x="0.1cm" svg:y="0.1cm">
          <text:p text:style-name="P2">CAnDL source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3.617cm" svg:height="1.361cm" svg:x="2.392cm" svg:y="3.5cm">
          <draw:text-box>
            <text:p text:style-name="P5"><text:span text:style-name="T1">inline </text:span><text:span text:style-name="T2">includes</text:span></text:p>
            <text:p text:style-name="P5"><text:span text:style-name="T1">unroll loops</text:span></text:p>
          </draw:text-box>
        </draw:frame>
        <draw:frame draw:style-name="gr5" draw:text-style-name="P6" draw:layer="layout" svg:width="2.128cm" svg:height="1.353cm" svg:x="3.1cm" svg:y="1.101cm">
          <draw:text-box>
            <text:p text:style-name="P5"><text:span text:style-name="T1">parsing</text:span></text:p>
          </draw:text-box>
        </draw:frame>
        <draw:frame draw:style-name="gr6" draw:text-style-name="P6" draw:layer="layout" svg:width="4.723cm" svg:height="1.353cm" svg:x="1.9cm" svg:y="5.902cm">
          <draw:text-box>
            <text:p text:style-name="P5"><text:span text:style-name="T1">apply optimizations</text:span></text:p>
          </draw:text-box>
        </draw:frame>
        <draw:frame draw:style-name="gr7" draw:text-style-name="P6" draw:layer="layout" svg:width="3.673cm" svg:height="1.353cm" svg:x="2.4cm" svg:y="8.303cm">
          <draw:text-box>
            <text:p text:style-name="P5"><text:span text:style-name="T1">generate code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.4cm" fo:page-height="10.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891cm" svg:height="7.575cm" svg:x="2.554cm" svg:y="2.485cm"/>
      <draw:page-thumbnail draw:layer="backgroundobjects" svg:width="5.891cm" svg:height="7.575cm" svg:x="2.554cm" svg:y="11.061cm"/>
      <draw:page-thumbnail draw:layer="backgroundobjects" svg:width="5.891cm" svg:height="7.575cm" svg:x="2.554cm" svg:y="19.637cm"/>
      <draw:page-thumbnail draw:layer="backgroundobjects" svg:width="5.891cm" svg:height="7.575cm" svg:x="12.554cm" svg:y="2.485cm"/>
      <draw:page-thumbnail draw:layer="backgroundobjects" svg:width="5.891cm" svg:height="7.575cm" svg:x="12.554cm" svg:y="11.061cm"/>
      <draw:page-thumbnail draw:layer="backgroundobjects" svg:width="5.891cm" svg:height="7.575cm" svg:x="12.554cm" svg:y="19.637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4T14:45:46.496221815</meta:creation-date>
    <dc:date>2018-01-26T12:23:11.924825779</dc:date>
    <meta:editing-duration>PT14M47S</meta:editing-duration>
    <meta:editing-cycles>4</meta:editing-cycles>
    <meta:generator>LibreOffice/5.4.2.2$Linux_X86_64 LibreOffice_project/40m0$Build-2</meta:generator>
    <meta:document-statistic meta:object-count="40"/>
  </office:meta>
</office:document-meta>
</file>